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Základní části počítač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2">Základní deska</text:p>
              </text:list-item>
              <text:list-item>
                <text:p text:style-name="P2">Procesor – CPU</text:p>
              </text:list-item>
              <text:list-item>
                <text:p text:style-name="P2">Pevný disk – HDD/SSD</text:p>
              </text:list-item>
              <text:list-item>
                <text:p text:style-name="P2">Operační paměť – RAM</text:p>
              </text:list-item>
              <text:list-item>
                <text:p text:style-name="P2">Napájecí zdroj – PS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ozšiřující části PC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Počítačová skříň</text:p>
              </text:list-item>
              <text:list-item>
                <text:p>Grafická kartu – GPU</text:p>
              </text:list-item>
              <text:list-item>
                <text:p>Síťová karta - NIC</text:p>
              </text:list-item>
              <text:list-item>
                <text:p>Zvuková karta</text:p>
              </text:list-item>
              <text:list-item>
                <text:p>Klávesnice</text:p>
              </text:list-item>
              <text:list-item>
                <text:p>Myš</text:p>
              </text:list-item>
              <text:list-item>
                <text:p>Monitor</text:p>
              </text:list-item>
              <text:list-item>
                <text:p>Jiné periferi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P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Procesor vyková počítačový program a komunkuje s RAM a HDD a jinými periferiemi</text:p>
              </text:list-item>
              <text:list-item>
                <text:p>Při své činnosti se zahřívá a vyžaduje nějaký způsob chlazení</text:p>
              </text:list-item>
              <text:list-item>
                <text:p>Mezi procesor a chladič je aplikována teplovodná pasta pro efektivní odvod tep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P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Procesor je umístěn na základní desce</text:p>
              </text:list-item>
              <text:list-item>
                <text:p>Při výběru CPU a základní desky se musí shodovat CPU s paticí na základní des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P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CPU je charakterizováno počtem jader</text:p>
              </text:list-item>
              <text:list-item>
                <text:p>Jádro CPU se stará o vykonávání intrukcí programu</text:p>
              </text:list-item>
              <text:list-item>
                <text:p>Čím více jader CPU má tím více programů může být fyzicky současně na CPU vykonáváno, čímž je dosažena paralelizace a zvýšení výkon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voří dočasnou paměť počítače</text:p>
              </text:list-item>
              <text:list-item>
                <text:p>Protože HDD/SSD je příliš pomalé na čten/zápis, jsou použity relativně rychlé RAM,do kterých jsou načteny často používaná data, aby se nebrzdil rychlý procesor</text:p>
              </text:list-item>
              <text:list-item>
                <text:p>Paměti ztrácí data po odpojení napájní</text:p>
              </text:list-item>
              <text:list-item>
                <text:p>Slouží k uložení spuštěných programů a dočasných dat</text:p>
              </text:list-item>
              <text:list-item>
                <text:p>Při výběru operační paměť a základní deska je třeba kontrolovat podporovanou frekvenci RAM na základní desce a podporovanou frekvenci samotných 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D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HDD je npřipojen k základní desce datovým kabelem (dnes nejčastěji SATA2) a z PSU napájení</text:p>
              </text:list-item>
              <text:list-item>
                <text:p>Mechanický disk s rotujícími plotnami a čtecí/zápisovou hlavou</text:p>
              </text:list-item>
              <text:list-item>
                <text:p>Na rotující plotny se zápisovou hlavou dají zmagnetizovat určité oblasti a tím zapsat informaci</text:p>
              </text:list-item>
              <text:list-item>
                <text:p>Rotující plotny umožňují čtecí hlavě detekovat zmagnetizované oblasti a tím přečíst uloženou informaci</text:p>
              </text:list-item>
              <text:list-item>
                <text:p>HDD má omezenou rychlost čtení/zápis vlivem rychlosti otáčení ploten </text:p>
              </text:list-item>
              <text:list-item>
                <text:p>Výhodou je nízka cena v poměru paměťové kapacity ale nevýhoda je nízká mechanická odolno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D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Rychlost čtení je ovlivněná rychlostí rotace ploten</text:p>
              </text:list-item>
              <text:list-item>
                <text:p>Rychlost přístupu k datům je ovlivněná tím jak rychle se nastaví čtecí/zápisová hlava na požadovanou pozici a jak rychle se dotočí disk na začátek čteného sektor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S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Trvalé uložiště založené na polovodičovém principu, kdy se detekuje uložení náboj</text:p>
              </text:list-item>
              <text:list-item>
                <text:p>Mechanicky odolnější než plotnový disk</text:p>
              </text:list-item>
              <text:list-item>
                <text:p>Nižší paměťová hustota a vyšší cena oproti plotnovým diskům </text:p>
              </text:list-item>
              <text:list-item>
                <text:p>Vyšší ryclost čtení ale pomalejší způsob zápisu oproti plotnovým diskům</text:p>
              </text:list-item>
              <text:list-item>
                <text:p>Nižší životnost oproti HDD, zápisem dat se opotřebovávají paměťové buňk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ybridní disk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Kombinace SSD a HDD</text:p>
              </text:list-item>
              <text:list-item>
                <text:p>Na SSD disk se ukládá operační systém a na HDD data</text:p>
              </text:list-item>
              <text:list-item>
                <text:p>Umožňuje rychlý start počítače z SSD ale levnější varianta než SSD o stejné kapacitě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P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Periferie pro akceleraci grafický/tenzorových výpočtů </text:p>
              </text:list-item>
              <text:list-item>
                <text:p text:style-name="P5"><text:s/>Sprostředkování grafického výstupu</text:p>
              </text:list-item>
              <text:list-item>
                <text:p text:style-name="P5">Je to počítač uvnitř počítače, obsahuje CPU a RAM paměť</text:p>
              </text:list-item>
              <text:list-item>
                <text:p text:style-name="P5">CPU grafické karty je speciálně určené pro tenzorové výpočty a obsahuje násobně víc jader než běžné CPU pro paralelizaci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ákladní desk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Nervový systém PC, obsahuje sběrnice (datové vodiče) propojující CPU s ostatními periferiemi</text:p>
              </text:list-item>
              <text:list-item>
                <text:p>BIOS – firmware na základní desce pro nastavení HW parametrů. Nahrazen UEFI, slouží k nízkoúrovňovému přístupu k HW</text:p>
              </text:list-item>
              <text:list-item>
                <text:p>RTC – obvod reálného času na základní desce, který uchovává aktuální čas i po odpojení z napájení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apájcí zdroj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1T08:01:27.797000000</meta:creation-date>
    <dc:date>2024-09-19T10:06:01.404000000</dc:date>
    <meta:editing-duration>PT5H39M22S</meta:editing-duration>
    <meta:editing-cycles>12</meta:editing-cycles>
    <meta:generator>LibreOffice/7.4.3.2$Windows_X86_64 LibreOffice_project/1048a8393ae2eeec98dff31b5c133c5f1d08b890</meta:generator>
    <meta:document-statistic meta:object-count="77"/>
  </office:meta>
</office:document-meta>
</file>